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186" officeooo:paragraph-rsid="0002c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insert_to_db()</text:p>
      <text:p text:style-name="P1"><text:s text:c="2"/>File "telnet_insert_cmd_data_db.py", line 40, in insert_to_db</text:p>
      <text:p text:style-name="P1"><text:s text:c="4"/>c.execute('insert into system_info (cdate, utime, fma) values(%s, %s, %s)', (curr_date, utime, fm_avg))</text:p>
      <text:p text:style-name="P1"><text:s text:c="2"/>File "/usr/local/lib/python2.7/dist-packages/MySQLdb/cursors.py", line 205, in execute</text:p>
      <text:p text:style-name="P1"><text:s text:c="4"/>self.errorhandler(self, exc, value)</text:p>
      <text:p text:style-name="P1"><text:s text:c="2"/>File "/usr/local/lib/python2.7/dist-packages/MySQLdb/connections.py", line 36, in defaulterrorhandler</text:p>
      <text:p text:style-name="P1"><text:s text:c="4"/>raise errorclass, errorvalue</text:p>
      <text:p text:style-name="P1">DataError: (1406, "Data too long for column 'cdate' at row 1")</text:p>
      <text:p text:style-name="P1">Uncaught exception. Entering post mortem debugging</text:p>
      <text:p text:style-name="P1">Running 'cont' or 'step' will restart the program</text:p>
      <text:p text:style-name="P1">&gt; /usr/local/lib/python2.7/dist-packages/MySQLdb/connections.py(36)defaulterrorhandler()</text:p>
      <text:p text:style-name="P1">-&gt; raise errorclass, errorvalue</text:p>
      <text:p text:style-name="P1">(Pdb) q</text:p>
      <text:p text:style-name="P1">Post mortem debugger finished. The telnet_insert_cmd_data_db.py will be restarted</text:p>
      <text:p text:style-name="P1">&gt; /home/sessitra/telnet_insert_cmd_data_db.py(1)&lt;module&gt;()</text:p>
      <text:p text:style-name="P1">-&gt; import MySQLdb, subprocess, re, sys, time, telnetlib</text:p>
      <text:p text:style-name="P1">(Pdb) q</text:p>
      <text:p text:style-name="P1">sessitra@VTA010L:~$ clear</text:p>
      <text:p text:style-name="P1"/>
      <text:p text:style-name="P1">sessitra@VTA010L:~$ python -m pdb telnet_insert_cmd_data_db.py </text:p>
      <text:p text:style-name="P1">&gt; /home/sessitra/telnet_insert_cmd_data_db.py(1)&lt;module&gt;()</text:p>
      <text:p text:style-name="P1">-&gt; import MySQLdb, subprocess, re, sys, time, telnetlib</text:p>
      <text:p text:style-name="P1">(Pdb) l</text:p>
      <text:p text:style-name="P1"><text:s text:c="2"/>1 <text:s/>-&gt;<text:tab/>import MySQLdb, subprocess, re, sys, time, telnetlib</text:p>
      <text:p text:style-name="P1"><text:s text:c="2"/>2 <text:s/><text:tab/></text:p>
      <text:p text:style-name="P1"><text:s text:c="2"/>3 <text:s/><text:tab/>def tel_connect():</text:p>
      <text:p text:style-name="P1"><text:s text:c="2"/>4 <text:s/><text:tab/><text:tab/>tn = telnetlib.Telnet("linuxzoo.net")</text:p>
      <text:p text:style-name="P1"><text:s text:c="2"/>5 <text:s/><text:tab/><text:tab/>tn.read_until("login: ")</text:p>
      <text:p text:style-name="P1"><text:s text:c="2"/>6 <text:s/><text:tab/><text:tab/>tn.write("root"+"\n")</text:p>
      <text:p text:style-name="P1"><text:s text:c="2"/>7 <text:s/><text:tab/><text:tab/>tn.read_until("Password: ")</text:p>
      <text:p text:style-name="P1"><text:s text:c="2"/>8 <text:s/><text:tab/><text:tab/>tn.write("secure"+"\n")</text:p>
      <text:p text:style-name="P1"><text:s text:c="2"/>9 <text:s/><text:tab/><text:tab/>tn.read_until("# ")</text:p>
      <text:p text:style-name="P1"><text:s/>10 <text:s/><text:tab/></text:p>
      <text:p text:style-name="P1"><text:s/>11 <text:s/><text:tab/><text:tab/>return tn</text:p>
      <text:p text:style-name="P1">(Pdb) l</text:p>
      <text:p text:style-name="P1"><text:s/>12 <text:s/><text:tab/></text:p>
      <text:p text:style-name="P1"><text:s/>13 <text:s/><text:tab/>def get_date():</text:p>
      <text:p text:style-name="P1"><text:s/>14 <text:s/><text:tab/><text:tab/>tn = tel_connect()</text:p>
      <text:p text:style-name="P1"><text:s/>15 <text:s/><text:tab/><text:tab/>tn.write("date"+"\n")</text:p>
      <text:p text:style-name="P1"><text:s/>16 <text:s/><text:tab/><text:tab/>return tn.read_until("# ")</text:p>
      <text:p text:style-name="P1"><text:s/>17 <text:s/><text:tab/></text:p>
      <text:p text:style-name="P1"><text:s/>18 <text:s/><text:tab/></text:p>
      <text:p text:style-name="P1"><text:s/>19 <text:s/><text:tab/>def get_ut_fa():</text:p>
      <text:p text:style-name="P1"><text:s/>20 <text:s/><text:tab/><text:tab/>tn = tel_connect()</text:p>
      <text:p text:style-name="P1"><text:s/>21 <text:s/><text:tab/><text:tab/>tn.write("uptime"+"\n")</text:p>
      <text:p text:style-name="P1"><text:s/>22 <text:s/><text:tab/><text:tab/>u_out = tn.read_until("# ")</text:p>
      <text:p text:style-name="P1">(Pdb) b 37</text:p>
      <text:p text:style-name="P1">Breakpoint 1 at /home/sessitra/telnet_insert_cmd_data_db.py:37</text:p>
      <text:p text:style-name="P1">(Pdb) c</text:p>
      <text:p text:style-name="P1">&gt; /home/sessitra/telnet_insert_cmd_data_db.py(37)insert_to_db()</text:p>
      <text:p text:style-name="P1"><text:soft-page-break/>-&gt; utime, fm_avg = get_ut_fa()</text:p>
      <text:p text:style-name="P1">(Pdb) l</text:p>
      <text:p text:style-name="P1"><text:s/>32 <text:s/><text:tab/><text:tab/><text:tab/>mat = re.search(r"\w{3}\s+\d{1,2}\s+\w{3}\s+\d{2}:\d{2}:\d{2}\s+\w+\s\d{4}", line)</text:p>
      <text:p text:style-name="P1"><text:s/>33 <text:s/><text:tab/><text:tab/><text:tab/>if mat:</text:p>
      <text:p text:style-name="P1"><text:s/>34 <text:s/><text:tab/><text:tab/><text:tab/><text:tab/>curr_date = mat.group()</text:p>
      <text:p text:style-name="P1"><text:s/>35 <text:s/><text:tab/><text:tab/><text:tab/><text:tab/>break</text:p>
      <text:p text:style-name="P1"><text:s/>36 <text:s/><text:tab/><text:tab/><text:tab/></text:p>
      <text:p text:style-name="P1"><text:s/>37 B-&gt;<text:tab/><text:tab/>utime, fm_avg = get_ut_fa()</text:p>
      <text:p text:style-name="P1"><text:s/>38 <text:s/><text:tab/><text:tab/>conn = MySQLdb.connect(user="root", passwd="admin@123", db="students")</text:p>
      <text:p text:style-name="P1"><text:s/>39 <text:s/><text:tab/><text:tab/>c = conn.cursor()</text:p>
      <text:p text:style-name="P1"><text:s/>40 <text:s/><text:tab/><text:tab/>c.execute('insert into system_info (cdate, utime, fma) values(%s, %s, %s)', (curr_date, utime, fm_avg))</text:p>
      <text:p text:style-name="P1"><text:s/>41 <text:s/><text:tab/><text:tab/>conn.commit()</text:p>
      <text:p text:style-name="P1"><text:s/>42 <text:s/><text:tab/><text:tab/>conn.close()</text:p>
      <text:p text:style-name="P1">(Pdb) print curr_date</text:p>
      <text:p text:style-name="P1">Mon 14 May 14:03:15 BST 2018</text:p>
      <text:p text:style-name="P1">(Pdb) s</text:p>
      <text:p text:style-name="P1">--Call--</text:p>
      <text:p text:style-name="P1">&gt; /home/sessitra/telnet_insert_cmd_data_db.py(19)get_ut_fa()</text:p>
      <text:p text:style-name="P1">-&gt; def get_ut_fa():</text:p>
      <text:p text:style-name="P1">(Pdb) s</text:p>
      <text:p text:style-name="P1">&gt; /home/sessitra/telnet_insert_cmd_data_db.py(20)get_ut_fa()</text:p>
      <text:p text:style-name="P1">-&gt; tn = tel_connect()</text:p>
      <text:p text:style-name="P1">(Pdb) r</text:p>
      <text:p text:style-name="P1">--Return--</text:p>
      <text:p text:style-name="P1">&gt; /home/sessitra/telnet_insert_cmd_data_db.py(27)get_ut_fa()-&gt;('19 min', '0.00')</text:p>
      <text:p text:style-name="P1">-&gt; return utime, fm_avg</text:p>
      <text:p text:style-name="P1">(Pdb) r</text:p>
      <text:p text:style-name="P1">&gt; /home/sessitra/telnet_insert_cmd_data_db.py(38)insert_to_db()</text:p>
      <text:p text:style-name="P1">-&gt; conn = MySQLdb.connect(user="root", passwd="admin@123", db="students")</text:p>
      <text:p text:style-name="P1">(Pdb) l</text:p>
      <text:p text:style-name="P1"><text:s/>33 <text:s/><text:tab/><text:tab/><text:tab/>if mat:</text:p>
      <text:p text:style-name="P1"><text:s/>34 <text:s/><text:tab/><text:tab/><text:tab/><text:tab/>curr_date = mat.group()</text:p>
      <text:p text:style-name="P1"><text:s/>35 <text:s/><text:tab/><text:tab/><text:tab/><text:tab/>break</text:p>
      <text:p text:style-name="P1"><text:s/>36 <text:s/><text:tab/><text:tab/><text:tab/></text:p>
      <text:p text:style-name="P1"><text:s/>37 B<text:tab/><text:tab/>utime, fm_avg = get_ut_fa()</text:p>
      <text:p text:style-name="P1"><text:s/>38 <text:s/>-&gt;<text:tab/><text:tab/>conn = MySQLdb.connect(user="root", passwd="admin@123", db="students")</text:p>
      <text:p text:style-name="P1"><text:s/>39 <text:s/><text:tab/><text:tab/>c = conn.cursor()</text:p>
      <text:p text:style-name="P1"><text:s/>40 <text:s/><text:tab/><text:tab/>c.execute('insert into system_info (cdate, utime, fma) values(%s, %s, %s)', (curr_date, utime, fm_avg))</text:p>
      <text:p text:style-name="P1"><text:s/>41 <text:s/><text:tab/><text:tab/>conn.commit()</text:p>
      <text:p text:style-name="P1"><text:s/>42 <text:s/><text:tab/><text:tab/>conn.close()</text:p>
      <text:p text:style-name="P1"><text:s/>43 <text:s/><text:tab/></text:p>
      <text:p text:style-name="P1">(Pdb) print utime</text:p>
      <text:p text:style-name="P1">19 min</text:p>
      <text:p text:style-name="P1">(Pdb) print fm_avg</text:p>
      <text:p text:style-name="P1">0.00</text:p>
      <text:p text:style-name="P1">(Pdb) quit()</text:p>
      <text:p text:style-name="P1">sessitra@VTA010L:~$ python telnet_insert_cmd_data_db.py </text:p>
      <text:p text:style-name="P1">Traceback (most recent call last):</text:p>
      <text:p text:style-name="P1"><text:s text:c="2"/>File "telnet_insert_cmd_data_db.py", line 45, in &lt;module&gt;</text:p>
      <text:p text:style-name="P1"><text:soft-page-break/><text:s text:c="4"/>insert_to_db()</text:p>
      <text:p text:style-name="P1"><text:s text:c="2"/>File "telnet_insert_cmd_data_db.py", line 40, in insert_to_db</text:p>
      <text:p text:style-name="P1"><text:s text:c="4"/>c.execute('insert into system_info (cdate, utime, fma) values(%s, %s, %s)', (curr_date, utime, fm_avg))</text:p>
      <text:p text:style-name="P1"><text:s text:c="2"/>File "/usr/local/lib/python2.7/dist-packages/MySQLdb/cursors.py", line 205, in execute</text:p>
      <text:p text:style-name="P1"><text:s text:c="4"/>self.errorhandler(self, exc, value)</text:p>
      <text:p text:style-name="P1"><text:s text:c="2"/>File "/usr/local/lib/python2.7/dist-packages/MySQLdb/connections.py", line 36, in defaulterrorhandler</text:p>
      <text:p text:style-name="P1"><text:s text:c="4"/>raise errorclass, errorvalue</text:p>
      <text:p text:style-name="P1">_mysql_exceptions.DataError: (1406, "Data too long for column 'cdate' at row 1")</text:p>
      <text:p text:style-name="P1">sessitra@VTA010L:~$ </text:p>
      <text:p text:style-name="P1">sessitra@VTA010L:~$ </text:p>
      <text:p text:style-name="P1">sessitra@VTA010L:~$ python telnet_insert_cmd_data_db.py </text:p>
      <text:p text:style-name="P1">sessitra@VTA010L:~$ date +"%y/%m/%d"</text:p>
      <text:p text:style-name="P1">18/05/14</text:p>
      <text:p text:style-name="P1">sessitra@VTA010L:~$ man date</text:p>
      <text:p text:style-name="P1">sessitra@VTA010L:~$ date +"%A"</text:p>
      <text:p text:style-name="P1">Monday</text:p>
      <text:p text:style-name="P1">sessitra@VTA010L:~$ date +"%a"</text:p>
      <text:p text:style-name="P1">Mon</text:p>
      <text:p text:style-name="P1">sessitra@VTA010L:~$ date +"%m"</text:p>
      <text:p text:style-name="P1">05</text:p>
      <text:p text:style-name="P1">sessitra@VTA010L:~$ man date</text:p>
      <text:p text:style-name="P1">sessitra@VTA010L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8:41:54.615953053</meta:creation-date>
    <dc:date>2018-05-14T18:43:09.201363785</dc:date>
    <meta:editing-duration>PT1M15S</meta:editing-duration>
    <meta:editing-cycles>1</meta:editing-cycles>
    <meta:document-statistic meta:table-count="0" meta:image-count="0" meta:object-count="0" meta:page-count="3" meta:paragraph-count="120" meta:word-count="438" meta:character-count="4233" meta:non-whitespace-character-count="3675"/>
    <meta:generator>LibreOffice/5.1.6.2$Linux_X86_64 LibreOffice_project/10m0$Build-2</meta:generator>
  </office:meta>
</office:document-meta>
</file>